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3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40aedf57-e454-4399-cc34-a270a9a71a7d"/>85582 - Web Application Potentially Vulnerable to Clickjacking</text:p>
      <text:p text:style-name="Text_20_body"><text:line-break/></text:p>
      <text:p text:style-name="P1">Include some sort of "frame-breaking" functionality which prevents other web pages from framing the site you wish to defend.</text:p>
      <text:p text:style-name="Text_20_body"/>
      <text:p text:style-name="P1">This prevents the page's content from being rendered by another site when using the frame or iframe HTML tags.</text:p>
      <text:p text:style-name="Text_20_body"/>
      <text:p text:style-name="P1">The X-Frame-Options HTTP response header can be used to indicate whether or not a browser should be allowed to render a page in a &lt;frame&gt; or &lt;iframe&gt;</text:p>
      <text:p text:style-name="Text_20_body"><text:line-break/><text:line-break/><text:line-break/><text:line-break/></text:p>
      <text:p text:style-name="P2">11229 -Web Server info.php / phpinfo.php Detection</text:p>
      <text:p text:style-name="Text_20_body"/>
      <text:p text:style-name="P1">phpinfo.php file contains a hefty amount of information about my server, including stuff like:</text:p>
      <text:list xml:id="list2313591482577267696" text:style-name="L1">
        <text:list-item>
          <text:p text:style-name="P3">The web server version</text:p>
        </text:list-item>
        <text:list-item>
          <text:p text:style-name="P3">The IP address of the host</text:p>
        </text:list-item>
        <text:list-item>
          <text:p text:style-name="P3">The version of the operating system</text:p>
        </text:list-item>
        <text:list-item>
          <text:p text:style-name="P3">The root directory of the web server</text:p>
        </text:list-item>
        <text:list-item>
          <text:p text:style-name="P3">Configuration information about the remote PHP installation</text:p>
        </text:list-item>
        <text:list-item>
          <text:p text:style-name="P3">The username of the user who installed php and if they are a SUDO user</text:p>
        </text:list-item>
      </text:list>
      <text:p text:style-name="Text_20_body"><text:line-break/></text:p>
      <text:p text:style-name="P1">Solution:</text:p>
      <text:p text:style-name="Text_20_body"/>
      <text:list xml:id="list6047188729888392702" text:style-name="L2">
        <text:list-item>
          <text:p text:style-name="P4">Remove the affected file</text:p>
        </text:list-item>
        <text:list-item>
          <text:p text:style-name="P5"><text:span text:style-name="T1"># protect phpinfo<text:line-break/>&lt;Files php-info.php&gt;<text:line-break/>    Order Deny,Allow<text:line-break/>    Deny from all<text:line-break/>    Allow from 123.456.789<text:line-break/>&lt;/Files&gt;</text:span></text:p>
        </text:list-item>
      </text:list>
      <text:p text:style-name="Text_20_body"/>
      <text:p text:style-name="P1">Keep it private for your IP only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0:54:11.745137655</meta:creation-date>
    <dc:date>2017-11-22T20:55:12.208370424</dc:date>
    <meta:editing-duration>P0D</meta:editing-duration>
    <meta:editing-cycles>1</meta:editing-cycles>
    <meta:document-statistic meta:table-count="0" meta:image-count="0" meta:object-count="0" meta:page-count="2" meta:paragraph-count="19" meta:word-count="173" meta:character-count="1032" meta:non-whitespace-character-count="865"/>
    <meta:generator>LibreOffice/4.2.8.2$Linux_X86_64 LibreOffice_project/420m0$Build-2</meta:generator>
  </office:meta>
</office:document-meta>
</file>